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A5543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317cm" fo:min-width="2.754cm" fo:padding-top="0.151cm" fo:padding-bottom="0.151cm" fo:padding-left="0.276cm" fo:padding-right="0.276cm" fo:wrap-option="wrap" loext:decorative="false"/>
    </style:style>
    <style:style style:name="gr2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317cm" fo:min-width="2.751cm" fo:padding-top="0.151cm" fo:padding-bottom="0.151cm" fo:padding-left="0.276cm" fo:padding-right="0.276cm" fo:wrap-option="wrap" loext:decorative="false"/>
    </style:style>
    <style:style style:name="gr3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316cm" fo:min-width="2.754cm" fo:padding-top="0.151cm" fo:padding-bottom="0.151cm" fo:padding-left="0.276cm" fo:padding-right="0.276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8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1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77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3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2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90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9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50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8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1.7000007629395pt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21.7000007629395pt"/>
    </style:style>
    <style:style style:name="P4" style:family="paragraph">
      <style:paragraph-properties fo:text-align="center"/>
      <style:text-properties fo:font-size="14.3999996185303pt"/>
    </style:style>
    <style:style style:name="P5" style:family="paragraph">
      <loext:graphic-properties draw:fill="none" draw:fill-color="#ffff00" draw:opacity="100%"/>
      <style:paragraph-properties fo:text-align="center"/>
      <style:text-properties fo:color="#000000" loext:opacity="100%" style:font-name="Ubuntu" fo:font-size="14.3999996185303pt" fo:background-color="transparent" style:font-size-asian="12pt" style:font-size-complex="12pt"/>
    </style:style>
    <style:style style:name="P6" style:family="paragraph">
      <loext:graphic-properties draw:fill="none" draw:fill-color="#ffff00" draw:opacity="100%"/>
      <style:paragraph-properties fo:text-align="center"/>
      <style:text-properties style:font-name="Ubuntu" fo:font-size="14.3999996185303pt" fo:background-color="transparent" style:font-size-asian="12pt" style:font-size-complex="12pt"/>
    </style:style>
    <style:style style:name="P7" style:family="paragraph">
      <style:paragraph-properties fo:margin-top="0cm" fo:margin-bottom="0cm" fo:text-align="center"/>
      <style:text-properties fo:font-size="14.3999996185303pt"/>
    </style:style>
    <style:style style:name="P8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4.3999996185303pt" fo:background-color="transparen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4.3999996185303pt"/>
    </style:style>
    <style:style style:name="P10" style:family="paragraph">
      <loext:graphic-properties draw:fill="none" draw:fill-color="#ffff00" draw:opacity="100%"/>
      <style:paragraph-properties fo:margin-left="0cm" fo:margin-right="0cm" fo:margin-top="0cm" fo:margin-bottom="0cm" fo:line-height="100%" fo:text-align="center" fo:text-indent="0cm"/>
      <style:text-properties style:font-name="Ubuntu" fo:font-size="14.3999996185303pt" fo:background-color="transparent" style:font-size-asian="12pt" style:font-size-complex="12pt"/>
    </style:style>
    <style:style style:name="P11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4.3999996185303pt" fo:font-weight="normal" fo:background-color="transparent" style:font-size-asian="12pt" style:font-weight-asian="normal" style:font-size-complex="12pt" style:font-weight-complex="normal"/>
    </style:style>
    <style:style style:name="P12" style:family="paragraph">
      <style:text-properties fo:font-size="14.3999996185303pt"/>
    </style:style>
    <style:style style:name="P13" style:family="paragraph">
      <loext:graphic-properties draw:fill="none" draw:fill-color="#ffffff"/>
      <style:text-properties style:font-name="Ubuntu" fo:font-size="14.3999996185303pt" style:font-size-asian="12pt" style:font-size-complex="12pt"/>
    </style:style>
    <style:style style:name="P14" style:family="paragraph">
      <loext:graphic-properties draw:fill-color="#ffffff"/>
    </style:style>
    <style:style style:name="T1" style:family="text">
      <style:text-properties style:font-name="Ubuntu"/>
    </style:style>
    <style:style style:name="T2" style:family="text">
      <style:text-properties fo:color="#000000" loext:opacity="100%" style:font-name="Ubuntu" fo:font-size="12pt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Ubuntu" fo:font-size="12pt" fo:background-color="transparent" style:font-size-asian="12pt" style:font-size-complex="12pt"/>
    </style:style>
    <style:style style:name="T4" style:family="text">
      <style:text-properties style:font-name="Ubuntu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font-name="Ubuntu" fo:font-size="12pt" fo:background-color="transparent" style:font-size-asian="12pt" style:font-size-complex="12pt"/>
    </style:style>
    <style:style style:name="T6" style:family="text">
      <style:text-properties style:font-name="Ubuntu" fo:font-size="12pt" fo:font-weight="normal" fo:background-color="transparent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662cm" svg:height="6.975cm" svg:x="11.704cm" svg:y="1.7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62cm" svg:height="6.975cm" svg:x="16.03cm" svg:y="1.75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62cm" svg:height="6.975cm" svg:x="20.355cm" svg:y="1.7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9cm" svg:height="6.975cm" svg:x="24.684cm" svg:y="1.7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662cm" svg:height="6.974cm" svg:x="29.008cm" svg:y="1.76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62cm" svg:height="6.975cm" svg:x="11.704cm" svg:y="11.4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62cm" svg:height="6.975cm" svg:x="16.03cm" svg:y="11.4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62cm" svg:height="6.975cm" svg:x="20.355cm" svg:y="11.43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9cm" svg:height="6.975cm" svg:x="24.684cm" svg:y="11.43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662cm" svg:height="6.974cm" svg:x="29.008cm" svg:y="11.4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646cm" svg:height="1.536cm" svg:x="5.251cm" svg:y="4.06cm">
          <draw:text-box>
            <text:p text:style-name="P2"><text:span text:style-name="T1">Morning</text:span></text:p>
          </draw:text-box>
        </draw:frame>
        <draw:frame draw:style-name="gr5" draw:text-style-name="P3" draw:layer="layout" svg:width="5.646cm" svg:height="1.972cm" svg:x="5.253cm" svg:y="13.736cm">
          <draw:text-box>
            <text:p text:style-name="P2"><text:span text:style-name="T1">Afternoon</text:span></text:p>
          </draw:text-box>
        </draw:frame>
        <draw:frame draw:style-name="gr5" draw:text-style-name="P3" draw:layer="layout" svg:width="5.646cm" svg:height="1.972cm" svg:x="5.253cm" svg:y="9.382cm">
          <draw:text-box>
            <text:p text:style-name="P2"><text:span text:style-name="T1">Lunchbreak</text:span></text:p>
          </draw:text-box>
        </draw:frame>
        <draw:frame draw:style-name="gr6" draw:text-style-name="P3" draw:layer="layout" svg:width="3.662cm" svg:height="1.165cm" svg:x="11.703cm" svg:y="0.548cm">
          <draw:text-box>
            <text:p text:style-name="P2"><text:span text:style-name="T1">Mon</text:span></text:p>
          </draw:text-box>
        </draw:frame>
        <draw:frame draw:style-name="gr6" draw:text-style-name="P3" draw:layer="layout" svg:width="3.662cm" svg:height="1.165cm" svg:x="16.02cm" svg:y="0.549cm">
          <draw:text-box>
            <text:p text:style-name="P2"><text:span text:style-name="T1">Tue</text:span></text:p>
          </draw:text-box>
        </draw:frame>
        <draw:frame draw:style-name="gr6" draw:text-style-name="P3" draw:layer="layout" svg:width="3.662cm" svg:height="1.165cm" svg:x="20.337cm" svg:y="0.55cm">
          <draw:text-box>
            <text:p text:style-name="P2"><text:span text:style-name="T1">Wed</text:span></text:p>
          </draw:text-box>
        </draw:frame>
        <draw:frame draw:style-name="gr6" draw:text-style-name="P3" draw:layer="layout" svg:width="3.662cm" svg:height="1.165cm" svg:x="24.657cm" svg:y="0.551cm">
          <draw:text-box>
            <text:p text:style-name="P2"><text:span text:style-name="T1">Thu</text:span></text:p>
          </draw:text-box>
        </draw:frame>
        <draw:frame draw:style-name="gr6" draw:text-style-name="P3" draw:layer="layout" svg:width="3.662cm" svg:height="1.165cm" svg:x="28.972cm" svg:y="0.552cm">
          <draw:text-box>
            <text:p text:style-name="P2"><text:span text:style-name="T1">Fri</text:span></text:p>
          </draw:text-box>
        </draw:frame>
        <draw:frame draw:style-name="gr7" draw:text-style-name="P1" draw:layer="layout" svg:width="1.612cm" svg:height="1.639cm" svg:x="12.635cm" svg:y="9.171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612cm" svg:height="1.639cm" svg:x="17.081cm" svg:y="9.172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612cm" svg:height="1.639cm" svg:x="21.398cm" svg:y="9.173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612cm" svg:height="1.639cm" svg:x="25.842cm" svg:y="9.174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612cm" svg:height="1.639cm" svg:x="30.035cm" svg:y="9.175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8" draw:text-style-name="P5" draw:layer="layout" svg:width="3.644cm" svg:height="2.024cm" svg:x="11.703cm" svg:y="2.361cm">
          <draw:text-box>
            <text:p text:style-name="P4"><text:span text:style-name="T2">L1:</text:span></text:p>
            <text:p text:style-name="P4"><text:span text:style-name="T3">Intro and</text:span></text:p>
            <text:p text:style-name="P4"><text:span text:style-name="T3">Overview</text:span></text:p>
          </draw:text-box>
        </draw:frame>
        <draw:frame draw:style-name="gr9" draw:text-style-name="P6" draw:layer="layout" svg:width="3.644cm" svg:height="2.625cm" svg:x="11.703cm" svg:y="4.902cm">
          <draw:text-box>
            <text:p text:style-name="P4"><text:span text:style-name="T4">L2:</text:span></text:p>
            <text:p text:style-name="P4"><text:span text:style-name="T5">Workflow</text:span></text:p>
            <text:p text:style-name="P4"><text:span text:style-name="T5">RTL-to-GDS</text:span></text:p>
          </draw:text-box>
        </draw:frame>
        <draw:frame draw:style-name="gr9" draw:text-style-name="P8" draw:layer="layout" svg:width="3.644cm" svg:height="2.625cm" svg:x="11.703cm" svg:y="12.523cm">
          <draw:text-box>
            <text:p text:style-name="P7"><text:span text:style-name="T4">L3:</text:span></text:p>
            <text:p text:style-name="P7"><text:span text:style-name="T5">Dig. Design</text:span></text:p>
            <text:p text:style-name="P7"><text:span text:style-name="T5">and examples</text:span></text:p>
          </draw:text-box>
        </draw:frame>
        <draw:frame draw:style-name="gr8" draw:text-style-name="P6" draw:layer="layout" svg:width="3.644cm" svg:height="2.024cm" svg:x="11.703cm" svg:y="15.426cm">
          <draw:text-box>
            <text:p text:style-name="P4"><text:span text:style-name="T4">T3:</text:span></text:p>
            <text:p text:style-name="P4"><text:span text:style-name="T5">Training</text:span></text:p>
          </draw:text-box>
        </draw:frame>
        <draw:frame draw:style-name="gr10" draw:text-style-name="P6" draw:layer="layout" svg:width="3.645cm" svg:height="1.676cm" svg:x="16.02cm" svg:y="2.362cm">
          <draw:text-box>
            <text:p text:style-name="P4"><text:span text:style-name="T4">Q1, Q2, Q3:</text:span></text:p>
            <text:p text:style-name="P4"><text:span text:style-name="T6">Recap</text:span></text:p>
          </draw:text-box>
        </draw:frame>
        <draw:frame draw:style-name="gr8" draw:text-style-name="P6" draw:layer="layout" svg:width="3.645cm" svg:height="2.024cm" svg:x="16.02cm" svg:y="6.355cm">
          <draw:text-box>
            <text:p text:style-name="P4"><text:span text:style-name="T4">T4:</text:span></text:p>
            <text:p text:style-name="P4"><text:span text:style-name="T5">Training</text:span></text:p>
          </draw:text-box>
        </draw:frame>
        <draw:frame draw:style-name="gr11" draw:text-style-name="P8" draw:layer="layout" svg:width="3.645cm" svg:height="2.151cm" svg:x="16.02cm" svg:y="13.613cm">
          <draw:text-box>
            <text:p text:style-name="P7"><text:span text:style-name="T4">L5:</text:span></text:p>
            <text:p text:style-name="P7"><text:span text:style-name="T5">PDK</text:span></text:p>
            <text:p text:style-name="P7"><text:span text:style-name="T5">Examination</text:span></text:p>
          </draw:text-box>
        </draw:frame>
        <draw:frame draw:style-name="gr8" draw:text-style-name="P6" draw:layer="layout" svg:width="3.645cm" svg:height="2.024cm" svg:x="16.02cm" svg:y="15.911cm">
          <draw:text-box>
            <text:p text:style-name="P4"><text:span text:style-name="T4">T5:</text:span></text:p>
            <text:p text:style-name="P4"><text:span text:style-name="T5">Training</text:span></text:p>
          </draw:text-box>
        </draw:frame>
        <draw:frame draw:style-name="gr11" draw:text-style-name="P6" draw:layer="layout" svg:width="3.645cm" svg:height="2.151cm" svg:x="16.02cm" svg:y="4.055cm">
          <draw:text-box>
            <text:p text:style-name="P4"><text:span text:style-name="T4">L4:</text:span></text:p>
            <text:p text:style-name="P4"><text:span text:style-name="T5">OpenROAD</text:span></text:p>
            <text:p text:style-name="P4"><text:span text:style-name="T5">First run</text:span></text:p>
          </draw:text-box>
        </draw:frame>
        <draw:frame draw:style-name="gr8" draw:text-style-name="P6" draw:layer="layout" svg:width="3.645cm" svg:height="2.024cm" svg:x="16.02cm" svg:y="11.92cm">
          <draw:text-box>
            <text:p text:style-name="P4"><text:span text:style-name="T4">T4:</text:span></text:p>
            <text:p text:style-name="P4"><text:span text:style-name="T5">Training</text:span></text:p>
          </draw:text-box>
        </draw:frame>
        <draw:frame draw:style-name="gr12" draw:text-style-name="P6" draw:layer="layout" svg:width="3.644cm" svg:height="1.45cm" svg:x="20.337cm" svg:y="2.363cm">
          <draw:text-box>
            <text:p text:style-name="P4"><text:span text:style-name="T4">Q4, Q5:</text:span></text:p>
            <text:p text:style-name="P4"><text:span text:style-name="T6">Recap</text:span></text:p>
          </draw:text-box>
        </draw:frame>
        <draw:frame draw:style-name="gr13" draw:text-style-name="P6" draw:layer="layout" svg:width="3.662cm" svg:height="3.17cm" svg:x="20.354cm" svg:y="4.782cm">
          <draw:text-box>
            <text:p text:style-name="P4"><text:span text:style-name="T4">L6:</text:span></text:p>
            <text:p text:style-name="P4"><text:span text:style-name="T5">The data in </text:span></text:p>
            <text:p text:style-name="P4"><text:span text:style-name="T5">OpenROAD</text:span></text:p>
          </draw:text-box>
        </draw:frame>
        <draw:frame draw:style-name="gr12" draw:text-style-name="P6" draw:layer="layout" svg:width="3.644cm" svg:height="1.45cm" svg:x="24.657cm" svg:y="2.362cm">
          <draw:text-box>
            <text:p text:style-name="P4"><text:span text:style-name="T4">Q6, Q7:</text:span></text:p>
            <text:p text:style-name="P4"><text:span text:style-name="T6">Recap</text:span></text:p>
          </draw:text-box>
        </draw:frame>
        <draw:frame draw:style-name="gr8" draw:text-style-name="P6" draw:layer="layout" svg:width="3.644cm" svg:height="2.024cm" svg:x="24.657cm" svg:y="6.355cm">
          <draw:text-box>
            <text:p text:style-name="P4"><text:span text:style-name="T4">T8:</text:span></text:p>
            <text:p text:style-name="P4"><text:span text:style-name="T5">Training</text:span></text:p>
          </draw:text-box>
        </draw:frame>
        <draw:frame draw:style-name="gr11" draw:text-style-name="P6" draw:layer="layout" svg:width="3.644cm" svg:height="2.151cm" svg:x="24.657cm" svg:y="4.055cm">
          <draw:text-box>
            <text:p text:style-name="P4"><text:span text:style-name="T4">L8:</text:span></text:p>
            <text:p text:style-name="P4"><text:span text:style-name="T5">Simulation</text:span></text:p>
            <text:p text:style-name="P4"><text:span text:style-name="T5">and PPA</text:span></text:p>
          </draw:text-box>
        </draw:frame>
        <draw:frame draw:style-name="gr14" draw:text-style-name="P8" draw:layer="layout" svg:width="3.644cm" svg:height="1.756cm" svg:x="20.337cm" svg:y="13.882cm">
          <draw:text-box>
            <text:p text:style-name="P7"><text:span text:style-name="T4">T6:</text:span></text:p>
            <text:p text:style-name="P7"><text:span text:style-name="T5">Training</text:span></text:p>
          </draw:text-box>
        </draw:frame>
        <draw:frame draw:style-name="gr8" draw:text-style-name="P6" draw:layer="layout" svg:width="3.644cm" svg:height="2.024cm" svg:x="20.337cm" svg:y="15.912cm">
          <draw:text-box>
            <text:p text:style-name="P4"><text:span text:style-name="T4">L7:</text:span></text:p>
            <text:p text:style-name="P4"><text:span text:style-name="T5">LVS/DRC</text:span></text:p>
            <text:p text:style-name="P4"><text:span text:style-name="T5">reading</text:span></text:p>
          </draw:text-box>
        </draw:frame>
        <draw:frame draw:style-name="gr9" draw:text-style-name="P10" draw:layer="layout" svg:width="3.644cm" svg:height="2.625cm" svg:x="20.337cm" svg:y="11.679cm">
          <draw:text-box>
            <text:p text:style-name="P9"><text:span text:style-name="T4">L6:</text:span></text:p>
            <text:p text:style-name="P9"><text:span text:style-name="T6">The data in </text:span></text:p>
            <text:p text:style-name="P9"><text:span text:style-name="T6">OpenROAD</text:span></text:p>
          </draw:text-box>
        </draw:frame>
        <draw:frame draw:style-name="gr9" draw:text-style-name="P8" draw:layer="layout" svg:width="3.644cm" svg:height="2.625cm" svg:x="24.657cm" svg:y="12.525cm">
          <draw:text-box>
            <text:p text:style-name="P7"><text:span text:style-name="T4">L9:</text:span></text:p>
            <text:p text:style-name="P7"><text:span text:style-name="T5">Scripting in</text:span></text:p>
            <text:p text:style-name="P7"><text:span text:style-name="T5">OpenROAD</text:span></text:p>
          </draw:text-box>
        </draw:frame>
        <draw:frame draw:style-name="gr8" draw:text-style-name="P6" draw:layer="layout" svg:width="3.645cm" svg:height="2.024cm" svg:x="28.972cm" svg:y="2.362cm">
          <draw:text-box>
            <text:p text:style-name="P4"><text:span text:style-name="T4">L10:</text:span></text:p>
            <text:p text:style-name="P4"><text:span text:style-name="T5">GDS and</text:span></text:p>
            <text:p text:style-name="P4"><text:span text:style-name="T5">Tapeout</text:span></text:p>
          </draw:text-box>
        </draw:frame>
        <draw:frame draw:style-name="gr8" draw:text-style-name="P6" draw:layer="layout" svg:width="3.645cm" svg:height="2.024cm" svg:x="28.972cm" svg:y="5.266cm">
          <draw:text-box>
            <text:p text:style-name="P4"><text:span text:style-name="T4">Q8, Q9, Q10:</text:span></text:p>
            <text:p text:style-name="P4"><text:span text:style-name="T6">Recap</text:span></text:p>
          </draw:text-box>
        </draw:frame>
        <draw:frame draw:style-name="gr11" draw:text-style-name="P11" draw:layer="layout" svg:width="3.645cm" svg:height="2.151cm" svg:x="28.972cm" svg:y="12.526cm">
          <draw:text-box>
            <text:p text:style-name="P7"><text:span text:style-name="T6">Spare time</text:span></text:p>
            <text:p text:style-name="P7"><text:span text:style-name="T6">and</text:span></text:p>
            <text:p text:style-name="P7"><text:span text:style-name="T6">Wrap-Up</text:span></text:p>
          </draw:text-box>
        </draw:frame>
        <draw:frame draw:style-name="gr15" draw:text-style-name="P13" draw:layer="layout" svg:width="4.762cm" svg:height="4.05cm" svg:x="33.971cm" svg:y="8.505cm">
          <draw:text-box>
            <text:p text:style-name="P12"><text:span text:style-name="T7">L :</text:span><text:span text:style-name="T8"> Lectures</text:span></text:p>
            <text:p text:style-name="P12"><text:span text:style-name="T8"/></text:p>
            <text:p text:style-name="P12"><text:span text:style-name="T7">T :</text:span><text:span text:style-name="T8"> Training and <text:s/></text:span></text:p>
            <text:p text:style-name="P12"><text:span text:style-name="T8"><text:s text:c="6"/></text:span><text:span text:style-name="T8">Hands-On</text:span></text:p>
            <text:p text:style-name="P12"><text:span text:style-name="T8"/></text:p>
            <text:p text:style-name="P12"><text:span text:style-name="T7">Q :</text:span><text:span text:style-name="T8"> Ques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cm" fo:margin-bottom="0cm" fo:text-indent="0cm"/>
      <style:text-properties fo:font-size="33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3.1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8.86cm" svg:height="3.18cm" svg:x="2.156cm" svg:y="0.756cm" presentation:class="title" presentation:placeholder="true">
        <draw:text-box/>
      </draw:frame>
      <draw:frame presentation:style-name="Default-outline1" draw:layer="backgroundobjects" svg:width="38.86cm" svg:height="11.048cm" svg:x="2.156cm" svg:y="4.455cm" presentation:class="outline" presentation:placeholder="true">
        <draw:text-box/>
      </draw:frame>
      <draw:frame presentation:style-name="Mpr1" draw:text-style-name="MP2" draw:layer="backgroundobjects" svg:width="10.06cm" svg:height="1.312cm" svg:x="2.156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686cm" svg:height="1.312cm" svg:x="14.765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06cm" svg:height="1.312cm" svg:x="30.955cm" svg:y="17.3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07:11.858595757</meta:creation-date>
    <dc:date>2024-11-03T20:28:45.800988426</dc:date>
    <meta:editing-duration>PT11M15S</meta:editing-duration>
    <meta:editing-cycles>7</meta:editing-cycles>
    <meta:generator>LibreOffice/24.2.6.2$Linux_X86_64 LibreOffice_project/420$Build-2</meta:generator>
    <meta:print-date>2024-11-03T20:28:42.103885678</meta:print-date>
    <meta:printed-by>PDF files</meta:printed-by>
    <meta:document-statistic meta:object-count="69"/>
  </office:meta>
</office:document-meta>
</file>